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ta41</text:p>
          </table:table-cell>
          <table:table-cell office:value-type="string" calcext:value-type="string">
            <text:p>ta42</text:p>
          </table:table-cell>
          <table:table-cell office:value-type="string" calcext:value-type="string">
            <text:p>ta43</text:p>
          </table:table-cell>
          <table:table-cell office:value-type="string" calcext:value-type="string">
            <text:p>ta44</text:p>
          </table:table-cell>
          <table:table-cell office:value-type="string" calcext:value-type="string">
            <text:p>ta45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533" calcext:value-type="float">
            <text:p>2533</text:p>
          </table:table-cell>
          <table:table-cell table:number-columns-repeated="3"/>
          <table:table-cell table:formula="of:=SUM([.B2];[.C2];[.D2];[.E2];[.F2])" office:value-type="float" office:value="7579" calcext:value-type="float">
            <text:p>75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formula="of:=SUM([.B3];[.C3];[.D3];[.E3];[.F3])" office:value-type="float" office:value="7546" calcext:value-type="float">
            <text:p>7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441" calcext:value-type="float">
            <text:p>2441</text:p>
          </table:table-cell>
          <table:table-cell table:number-columns-repeated="3"/>
          <table:table-cell table:formula="of:=SUM([.B4];[.C4];[.D4];[.E4];[.F4])"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15" calcext:value-type="float">
            <text:p>2515</text:p>
          </table:table-cell>
          <table:table-cell office:value-type="float" office:value="2531" calcext:value-type="float">
            <text:p>2531</text:p>
          </table:table-cell>
          <table:table-cell office:value-type="float" office:value="2441" calcext:value-type="float">
            <text:p>2441</text:p>
          </table:table-cell>
          <table:table-cell table:number-columns-repeated="3"/>
          <table:table-cell table:formula="of:=SUM([.B5];[.C5];[.D5];[.E5];[.F5])" office:value-type="float" office:value="7487" calcext:value-type="float">
            <text:p>7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5" calcext:value-type="float">
            <text:p>2515</text:p>
          </table:table-cell>
          <table:table-cell office:value-type="float" office:value="2508" calcext:value-type="float">
            <text:p>2508</text:p>
          </table:table-cell>
          <table:table-cell office:value-type="float" office:value="2420" calcext:value-type="float">
            <text:p>2420</text:p>
          </table:table-cell>
          <table:table-cell table:number-columns-repeated="3"/>
          <table:table-cell table:formula="of:=SUM([.B6];[.C6];[.D6];[.E6];[.F6])" office:value-type="float" office:value="7443" calcext:value-type="float">
            <text:p>74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15" calcext:value-type="float">
            <text:p>2515</text:p>
          </table:table-cell>
          <table:table-cell office:value-type="float" office:value="2441" calcext:value-type="float">
            <text:p>2441</text:p>
          </table:table-cell>
          <table:table-cell office:value-type="float" office:value="2420" calcext:value-type="float">
            <text:p>2420</text:p>
          </table:table-cell>
          <table:table-cell table:number-columns-repeated="3"/>
          <table:table-cell table:formula="of:=SUM([.B7];[.C7];[.D7];[.E7];[.F7])" office:value-type="float" office:value="7376" calcext:value-type="float">
            <text:p>73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90" calcext:value-type="float">
            <text:p>2390</text:p>
          </table:table-cell>
          <table:table-cell table:number-columns-repeated="3"/>
          <table:table-cell table:formula="of:=SUM([.B8];[.C8];[.D8];[.E8];[.F8])" office:value-type="float" office:value="7343" calcext:value-type="float">
            <text:p>73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73" calcext:value-type="float">
            <text:p>2373</text:p>
          </table:table-cell>
          <table:table-cell table:number-columns-repeated="3"/>
          <table:table-cell table:formula="of:=SUM([.B9];[.C9];[.D9];[.E9];[.F9])" office:value-type="float" office:value="7326" calcext:value-type="float">
            <text:p>73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table:formula="of:=SUM([.B10];[.C10];[.D10];[.E10];[.F10])"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table:formula="of:=SUM([.B11];[.C11];[.D11];[.E11];[.F11])"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12" calcext:value-type="float">
            <text:p>2512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table:formula="of:=SUM([.B12];[.C12];[.D12];[.E12];[.F12])" office:value-type="float" office:value="7308" calcext:value-type="float">
            <text:p>73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64" calcext:value-type="float">
            <text:p>2464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table:formula="of:=SUM([.B13];[.C13];[.D13];[.E13];[.F13])"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64" calcext:value-type="float">
            <text:p>2464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table:formula="of:=SUM([.B14];[.C14];[.D14];[.E14];[.F14])"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64" calcext:value-type="float">
            <text:p>2464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table:formula="of:=SUM([.B15];[.C15];[.D15];[.E15];[.F15])"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table:formula="of:=SUM([.B16];[.C16];[.D16];[.E16];[.F16])" office:value-type="float" office:value="7219" calcext:value-type="float">
            <text:p>72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table:formula="of:=SUM([.B17];[.C17];[.D17];[.E17];[.F17])" office:value-type="float" office:value="7219" calcext:value-type="float">
            <text:p>72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23" calcext:value-type="float">
            <text:p>2423</text:p>
          </table:table-cell>
          <table:table-cell office:value-type="float" office:value="2441" calcext:value-type="float">
            <text:p>2441</text:p>
          </table:table-cell>
          <table:table-cell office:value-type="float" office:value="2355" calcext:value-type="float">
            <text:p>2355</text:p>
          </table:table-cell>
          <table:table-cell table:number-columns-repeated="3"/>
          <table:table-cell table:formula="of:=SUM([.B18];[.C18];[.D18];[.E18];[.F18])" office:value-type="float" office:value="7219" calcext:value-type="float">
            <text:p>72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22" calcext:value-type="float">
            <text:p>2322</text:p>
          </table:table-cell>
          <table:table-cell table:number-columns-repeated="3"/>
          <table:table-cell table:formula="of:=SUM([.B19];[.C19];[.D19];[.E19];[.F19])" office:value-type="float" office:value="7177" calcext:value-type="float">
            <text:p>717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0];[.C20];[.D20];[.E20];[.F20])"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1];[.C21];[.D21];[.E21];[.F21])"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2];[.C22];[.D22];[.E22];[.F22])"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3];[.C23];[.D23];[.E23];[.F23])"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23" calcext:value-type="float">
            <text:p>2423</text:p>
          </table:table-cell>
          <table:table-cell office:value-type="float" office:value="2432" calcext:value-type="float">
            <text:p>2432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4];[.C24];[.D24];[.E24];[.F24])" office:value-type="float" office:value="7169" calcext:value-type="float">
            <text:p>71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23" calcext:value-type="float">
            <text:p>2423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5];[.C25];[.D25];[.E25];[.F25])" office:value-type="float" office:value="7140" calcext:value-type="float">
            <text:p>71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20" calcext:value-type="float">
            <text:p>2420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6];[.C26];[.D26];[.E26];[.F26])" office:value-type="float" office:value="7137" calcext:value-type="float">
            <text:p>71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7];[.C27];[.D27];[.E27];[.F27])"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8];[.C28];[.D28];[.E28];[.F28])"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29];[.C29];[.D29];[.E29];[.F29])"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14" calcext:value-type="float">
            <text:p>2314</text:p>
          </table:table-cell>
          <table:table-cell table:number-columns-repeated="3"/>
          <table:table-cell table:formula="of:=SUM([.B30];[.C30];[.D30];[.E30];[.F30])" office:value-type="float" office:value="7136" calcext:value-type="float">
            <text:p>71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31];[.C31];[.D31];[.E31];[.F31])"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32];[.C32];[.D32];[.E32];[.F32])"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19" calcext:value-type="float">
            <text:p>241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33];[.C33];[.D33];[.E33];[.F33])" office:value-type="float" office:value="7123" calcext:value-type="float">
            <text:p>71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94" calcext:value-type="float">
            <text:p>239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34];[.C34];[.D34];[.E34];[.F34])" office:value-type="float" office:value="7098" calcext:value-type="float">
            <text:p>70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85" calcext:value-type="float">
            <text:p>2385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35];[.C35];[.D35];[.E35];[.F35])"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85" calcext:value-type="float">
            <text:p>2385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36];[.C36];[.D36];[.E36];[.F36])"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85" calcext:value-type="float">
            <text:p>2385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37];[.C37];[.D37];[.E37];[.F37])" office:value-type="float" office:value="7089" calcext:value-type="float">
            <text:p>70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38];[.C38];[.D38];[.E38];[.F38])"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39];[.C39];[.D39];[.E39];[.F39])"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0];[.C40];[.D40];[.E40];[.F40])"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354" calcext:value-type="float">
            <text:p>2354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1];[.C41];[.D41];[.E41];[.F41])" office:value-type="float" office:value="7058" calcext:value-type="float">
            <text:p>70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42" calcext:value-type="float">
            <text:p>2342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2];[.C42];[.D42];[.E42];[.F42])"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342" calcext:value-type="float">
            <text:p>2342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3];[.C43];[.D43];[.E43];[.F43])" office:value-type="float" office:value="7046" calcext:value-type="float">
            <text:p>70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339" calcext:value-type="float">
            <text:p>233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4];[.C44];[.D44];[.E44];[.F44])" office:value-type="float" office:value="7043" calcext:value-type="float">
            <text:p>70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339" calcext:value-type="float">
            <text:p>2339</text:p>
          </table:table-cell>
          <table:table-cell office:value-type="float" office:value="2403" calcext:value-type="float">
            <text:p>2403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5];[.C45];[.D45];[.E45];[.F45])" office:value-type="float" office:value="7043" calcext:value-type="float">
            <text:p>704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39" calcext:value-type="float">
            <text:p>2339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6];[.C46];[.D46];[.E46];[.F46])"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9" calcext:value-type="float">
            <text:p>2339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7];[.C47];[.D47];[.E47];[.F47])"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39" calcext:value-type="float">
            <text:p>2339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8];[.C48];[.D48];[.E48];[.F48])" office:value-type="float" office:value="7030" calcext:value-type="float">
            <text:p>703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336" calcext:value-type="float">
            <text:p>2336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49];[.C49];[.D49];[.E49];[.F49])"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36" calcext:value-type="float">
            <text:p>2336</text:p>
          </table:table-cell>
          <table:table-cell office:value-type="float" office:value="2390" calcext:value-type="float">
            <text:p>2390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50];[.C50];[.D50];[.E50];[.F50])"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36" calcext:value-type="float">
            <text:p>2336</text:p>
          </table:table-cell>
          <table:table-cell office:value-type="float" office:value="2375" calcext:value-type="float">
            <text:p>2375</text:p>
          </table:table-cell>
          <table:table-cell office:value-type="float" office:value="2301" calcext:value-type="float">
            <text:p>2301</text:p>
          </table:table-cell>
          <table:table-cell table:number-columns-repeated="3"/>
          <table:table-cell table:formula="of:=SUM([.B51];[.C51];[.D51];[.E51];[.F51])" office:value-type="float" office:value="7012" calcext:value-type="float">
            <text:p>7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36" calcext:value-type="float">
            <text:p>2336</text:p>
          </table:table-cell>
          <table:table-cell office:value-type="float" office:value="2375" calcext:value-type="float">
            <text:p>2375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52];[.C52];[.D52];[.E52];[.F52])" office:value-type="float" office:value="7011" calcext:value-type="float">
            <text:p>70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336" calcext:value-type="float">
            <text:p>2336</text:p>
          </table:table-cell>
          <table:table-cell office:value-type="float" office:value="2375" calcext:value-type="float">
            <text:p>2375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53];[.C53];[.D53];[.E53];[.F53])" office:value-type="float" office:value="7011" calcext:value-type="float">
            <text:p>70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336" calcext:value-type="float">
            <text:p>2336</text:p>
          </table:table-cell>
          <table:table-cell office:value-type="float" office:value="2368" calcext:value-type="float">
            <text:p>2368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54];[.C54];[.D54];[.E54];[.F54])" office:value-type="float" office:value="7004" calcext:value-type="float">
            <text:p>700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36" calcext:value-type="float">
            <text:p>2336</text:p>
          </table:table-cell>
          <table:table-cell office:value-type="float" office:value="2368" calcext:value-type="float">
            <text:p>2368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55];[.C55];[.D55];[.E55];[.F55])" office:value-type="float" office:value="7004" calcext:value-type="float">
            <text:p>70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56];[.C56];[.D56];[.E56];[.F56])"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57];[.C57];[.D57];[.E57];[.F57])"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58];[.C58];[.D58];[.E58];[.F58])"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59];[.C59];[.D59];[.E59];[.F59])"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60];[.C60];[.D60];[.E60];[.F60])"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61];[.C61];[.D61];[.E61];[.F61])"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300" calcext:value-type="float">
            <text:p>2300</text:p>
          </table:table-cell>
          <table:table-cell table:number-columns-repeated="3"/>
          <table:table-cell table:formula="of:=SUM([.B62];[.C62];[.D62];[.E62];[.F62])"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table:number-columns-repeated="3"/>
          <table:table-cell table:formula="of:=SUM([.B63];[.C63];[.D63];[.E63];[.F63])"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table:number-columns-repeated="3"/>
          <table:table-cell table:formula="of:=SUM([.B64];[.C64];[.D64];[.E64];[.F64])"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table:number-columns-repeated="3"/>
          <table:table-cell table:formula="of:=SUM([.B65];[.C65];[.D65];[.E65];[.F65])"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table:number-columns-repeated="3"/>
          <table:table-cell table:formula="of:=SUM([.B66];[.C66];[.D66];[.E66];[.F66])"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92" calcext:value-type="float">
            <text:p>2292</text:p>
          </table:table-cell>
          <table:table-cell table:number-columns-repeated="3"/>
          <table:table-cell table:formula="of:=SUM([.B67];[.C67];[.D67];[.E67];[.F67])" office:value-type="float" office:value="6974" calcext:value-type="float">
            <text:p>69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68];[.C68];[.D68];[.E68];[.F68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69];[.C69];[.D69];[.E69];[.F69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0];[.C70];[.D70];[.E70];[.F70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1];[.C71];[.D71];[.E71];[.F71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2];[.C72];[.D72];[.E72];[.F72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3];[.C73];[.D73];[.E73];[.F73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4];[.C74];[.D74];[.E74];[.F74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5];[.C75];[.D75];[.E75];[.F75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6];[.C76];[.D76];[.E76];[.F76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7];[.C77];[.D77];[.E77];[.F77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8];[.C78];[.D78];[.E78];[.F78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79];[.C79];[.D79];[.E79];[.F79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0];[.C80];[.D80];[.E80];[.F80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1];[.C81];[.D81];[.E81];[.F81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2];[.C82];[.D82];[.E82];[.F82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3];[.C83];[.D83];[.E83];[.F83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4];[.C84];[.D84];[.E84];[.F84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5];[.C85];[.D85];[.E85];[.F85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6];[.C86];[.D86];[.E86];[.F86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7];[.C87];[.D87];[.E87];[.F87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8];[.C88];[.D88];[.E88];[.F88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89];[.C89];[.D89];[.E89];[.F89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0];[.C90];[.D90];[.E90];[.F90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1];[.C91];[.D91];[.E91];[.F91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2];[.C92];[.D92];[.E92];[.F92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3];[.C93];[.D93];[.E93];[.F93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4];[.C94];[.D94];[.E94];[.F94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5];[.C95];[.D95];[.E95];[.F95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6];[.C96];[.D96];[.E96];[.F96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7];[.C97];[.D97];[.E97];[.F97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8];[.C98];[.D98];[.E98];[.F98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99];[.C99];[.D99];[.E99];[.F99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0];[.C100];[.D100];[.E100];[.F100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1];[.C101];[.D101];[.E101];[.F101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2];[.C102];[.D102];[.E102];[.F102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3];[.C103];[.D103];[.E103];[.F103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4];[.C104];[.D104];[.E104];[.F104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5];[.C105];[.D105];[.E105];[.F105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6];[.C106];[.D106];[.E106];[.F106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7];[.C107];[.D107];[.E107];[.F107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8];[.C108];[.D108];[.E108];[.F108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09];[.C109];[.D109];[.E109];[.F109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0];[.C110];[.D110];[.E110];[.F110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1];[.C111];[.D111];[.E111];[.F111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2];[.C112];[.D112];[.E112];[.F112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3];[.C113];[.D113];[.E113];[.F113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4];[.C114];[.D114];[.E114];[.F114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5];[.C115];[.D115];[.E115];[.F115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6];[.C116];[.D116];[.E116];[.F116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7];[.C117];[.D117];[.E117];[.F117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8];[.C118];[.D118];[.E118];[.F118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19];[.C119];[.D119];[.E119];[.F119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0];[.C120];[.D120];[.E120];[.F120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1];[.C121];[.D121];[.E121];[.F121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2];[.C122];[.D122];[.E122];[.F122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3];[.C123];[.D123];[.E123];[.F123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4];[.C124];[.D124];[.E124];[.F124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5];[.C125];[.D125];[.E125];[.F125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6];[.C126];[.D126];[.E126];[.F126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7];[.C127];[.D127];[.E127];[.F127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8];[.C128];[.D128];[.E128];[.F128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29];[.C129];[.D129];[.E129];[.F129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30];[.C130];[.D130];[.E130];[.F130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31];[.C131];[.D131];[.E131];[.F131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32];[.C132];[.D132];[.E132];[.F132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33];[.C133];[.D133];[.E133];[.F133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34];[.C134];[.D134];[.E134];[.F134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35];[.C135];[.D135];[.E135];[.F135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36];[.C136];[.D136];[.E136];[.F136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6" calcext:value-type="float">
            <text:p>2286</text:p>
          </table:table-cell>
          <table:table-cell table:number-columns-repeated="3"/>
          <table:table-cell table:formula="of:=SUM([.B137];[.C137];[.D137];[.E137];[.F137])" office:value-type="float" office:value="6968" calcext:value-type="float">
            <text:p>69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85" calcext:value-type="float">
            <text:p>2285</text:p>
          </table:table-cell>
          <table:table-cell table:number-columns-repeated="3"/>
          <table:table-cell table:formula="of:=SUM([.B138];[.C138];[.D138];[.E138];[.F138])" office:value-type="float" office:value="6967" calcext:value-type="float">
            <text:p>696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39];[.C139];[.D139];[.E139];[.F139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0];[.C140];[.D140];[.E140];[.F140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1];[.C141];[.D141];[.E141];[.F141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2];[.C142];[.D142];[.E142];[.F142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3];[.C143];[.D143];[.E143];[.F143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4];[.C144];[.D144];[.E144];[.F144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5];[.C145];[.D145];[.E145];[.F145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6];[.C146];[.D146];[.E146];[.F146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7];[.C147];[.D147];[.E147];[.F147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8];[.C148];[.D148];[.E148];[.F148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49];[.C149];[.D149];[.E149];[.F149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0];[.C150];[.D150];[.E150];[.F150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1];[.C151];[.D151];[.E151];[.F151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2];[.C152];[.D152];[.E152];[.F152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3];[.C153];[.D153];[.E153];[.F153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4];[.C154];[.D154];[.E154];[.F154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5];[.C155];[.D155];[.E155];[.F155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6];[.C156];[.D156];[.E156];[.F156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7];[.C157];[.D157];[.E157];[.F157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8];[.C158];[.D158];[.E158];[.F158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59];[.C159];[.D159];[.E159];[.F159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0];[.C160];[.D160];[.E160];[.F160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1];[.C161];[.D161];[.E161];[.F161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2];[.C162];[.D162];[.E162];[.F162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3];[.C163];[.D163];[.E163];[.F163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4];[.C164];[.D164];[.E164];[.F164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5];[.C165];[.D165];[.E165];[.F165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6];[.C166];[.D166];[.E166];[.F166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7];[.C167];[.D167];[.E167];[.F167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8];[.C168];[.D168];[.E168];[.F168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69];[.C169];[.D169];[.E169];[.F169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70];[.C170];[.D170];[.E170];[.F170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71];[.C171];[.D171];[.E171];[.F171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72];[.C172];[.D172];[.E172];[.F172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73];[.C173];[.D173];[.E173];[.F173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71" calcext:value-type="float">
            <text:p>2271</text:p>
          </table:table-cell>
          <table:table-cell table:number-columns-repeated="3"/>
          <table:table-cell table:formula="of:=SUM([.B174];[.C174];[.D174];[.E174];[.F174])" office:value-type="float" office:value="6953" calcext:value-type="float">
            <text:p>695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67" calcext:value-type="float">
            <text:p>2267</text:p>
          </table:table-cell>
          <table:table-cell table:number-columns-repeated="3"/>
          <table:table-cell table:formula="of:=SUM([.B175];[.C175];[.D175];[.E175];[.F175])" office:value-type="float" office:value="6949" calcext:value-type="float">
            <text:p>694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76];[.C176];[.D176];[.E176];[.F176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77];[.C177];[.D177];[.E177];[.F177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78];[.C178];[.D178];[.E178];[.F178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79];[.C179];[.D179];[.E179];[.F179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0];[.C180];[.D180];[.E180];[.F180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1];[.C181];[.D181];[.E181];[.F181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2];[.C182];[.D182];[.E182];[.F182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3];[.C183];[.D183];[.E183];[.F183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4];[.C184];[.D184];[.E184];[.F184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5];[.C185];[.D185];[.E185];[.F185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6];[.C186];[.D186];[.E186];[.F186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7];[.C187];[.D187];[.E187];[.F187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8];[.C188];[.D188];[.E188];[.F188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336" calcext:value-type="float">
            <text:p>2336</text:p>
          </table:table-cell>
          <table:table-cell office:value-type="float" office:value="2346" calcext:value-type="float">
            <text:p>2346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89];[.C189];[.D189];[.E189];[.F189])" office:value-type="float" office:value="6940" calcext:value-type="float">
            <text:p>694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0];[.C190];[.D190];[.E190];[.F190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1];[.C191];[.D191];[.E191];[.F191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2];[.C192];[.D192];[.E192];[.F192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3];[.C193];[.D193];[.E193];[.F193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4];[.C194];[.D194];[.E194];[.F194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5];[.C195];[.D195];[.E195];[.F195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6];[.C196];[.D196];[.E196];[.F196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7];[.C197];[.D197];[.E197];[.F197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8];[.C198];[.D198];[.E198];[.F198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199];[.C199];[.D199];[.E199];[.F199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200];[.C200];[.D200];[.E200];[.F200])" office:value-type="float" office:value="6937" calcext:value-type="float">
            <text:p>69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36" calcext:value-type="float">
            <text:p>2336</text:p>
          </table:table-cell>
          <table:table-cell office:value-type="float" office:value="2343" calcext:value-type="float">
            <text:p>2343</text:p>
          </table:table-cell>
          <table:table-cell office:value-type="float" office:value="2258" calcext:value-type="float">
            <text:p>2258</text:p>
          </table:table-cell>
          <table:table-cell table:number-columns-repeated="3"/>
          <table:table-cell table:formula="of:=SUM([.B201];[.C201];[.D201];[.E201];[.F201])" office:value-type="float" office:value="6937" calcext:value-type="float">
            <text:p>6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24T23:49:53.837000000</dc:date>
    <meta:editing-duration>PT17M22S</meta:editing-duration>
    <meta:editing-cycles>6</meta:editing-cycles>
    <meta:generator>LibreOffice/7.3.7.2$Windows_X86_64 LibreOffice_project/e114eadc50a9ff8d8c8a0567d6da8f454beeb84f</meta:generator>
    <meta:document-statistic meta:table-count="1" meta:cell-count="1007" meta:object-count="0"/>
  </office:meta>
</office:document-meta>
</file>